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 table:number-rows-repeated="651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 table:number-rows-repeated="653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7">2007.10.27</text:date>, <text:time>14:50:1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6$Build-9226</meta:generator>
    <meta:creation-date>2007-04-25T07:50:52</meta:creation-date>
    <dc:date>2007-10-27T14:50:16</dc:date>
    <meta:editing-cycles>123</meta:editing-cycles>
    <meta:editing-duration>PT13H40M17S</meta:editing-duration>
    <meta:user-defined meta:name="Info 1"/>
    <meta:user-defined meta:name="Info 2"/>
    <meta:user-defined meta:name="Info 3"/>
    <meta:user-defined meta:name="Info 4"/>
    <meta:document-statistic meta:table-count="12" meta:cell-count="7226"/>
  </office:meta>
</office:document-meta>
</file>